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7" table:default-cell-style-name="ce2"/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table:number-columns-spanned="1" table:number-rows-spanned="2"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Jo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1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2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3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4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5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6( β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7( β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4:35:09.994548153</meta:creation-date>
    <dc:date>2023-06-09T15:48:00.919575269</dc:date>
    <meta:editing-duration>PT52M30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